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fo:line-height="100%"/>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paragraph-properties fo:margin-top="0in" fo:margin-bottom="0.1181in" loext:contextual-spacing="false"/>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paragraph-properties fo:break-before="pag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4">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Heading_20_1" style:master-page-name="First_20_Page">
      <style:paragraph-properties style:page-number="auto"/>
    </style:style>
    <style:style style:name="P20" style:family="paragraph" style:parent-style-name="Standard" style:list-style-name="L12"/>
    <style:style style:name="P21" style:family="paragraph" style:parent-style-name="Standard" style:list-style-name="L13">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Standard" style:list-style-name="L16">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9" style:family="paragraph">
      <style:paragraph-properties style:writing-mode="lr-tb"/>
    </style:style>
    <style:style style:name="P30"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text-underline-style="solid" style:text-underline-width="auto" style:text-underline-color="font-color"/>
    </style:style>
    <style:style style:name="T10" style:family="text">
      <style:text-properties officeooo:rsid="000c6795"/>
    </style:style>
    <style:style style:name="T11" style:family="text">
      <style:text-properties officeooo:rsid="000d290c"/>
    </style:style>
    <style:style style:name="T12" style:family="text">
      <style:text-properties officeooo:rsid="000e722d"/>
    </style:style>
    <style:style style:name="T1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ffffff"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h>
      <text:p text:style-name="Standard">This Technical Note contains informative discussion and background for the corresponding “OpenLCB Datagram Transport Standard<office:annotation office:name="__Annotation__25632_1289875315"><dc:creator>David P Harris</dc:creator><dc:date>2015-02-15T22:32:49.264820000</dc:date><text:list text:style-name=""><text:list-item><text:p text:style-name="P28"><text:span text:style-name="T13">I think we are not using quotes for this. <text:s/></text:span></text:p></text:list-item></text:list></office:annotation>”<office:annotation-end office:name="__Annotation__25632_1289875315"/>. This explanation is not normative in any way.</text:p>
      <text:p text:style-name="Standard"><office:annotation office:name="__Annotation__25634_1289875315"><dc:creator>David P Harris</dc:creator><dc:date>2015-02-15T22:35:21.153781000</dc:date><text:list text:continue-numbering="true" text:style-name=""><text:list-item><text:p text:style-name="P28"><text:span text:style-name="T13">Maybe doesn't need to be here? <text:s/></text:span></text:p></text:list-item></text:list></office:annotation>Some wire protocols can support only very short packets/frames, e.g. CAN with a limited header and data payload. OpenLCB needs to be able to move larger chunks of data than that. <office:annotation-end office:name="__Annotation__25634_1289875315"/>OpenLCB streaming provides a very large payload, at some cost in setup time and complexity. “Datagrams” move an amount of data in-between “small enough to always be atomic” and “large enough to justify streaming overhead”.</text:p>
      <text:p text:style-name="Standard"><office:annotation office:name="__Annotation__25633_1289875315"><dc:creator>David P Harris</dc:creator><dc:date>2015-02-15T22:34:24.903061000</dc:date><text:list text:continue-numbering="true" text:style-name=""><text:list-item><text:p text:style-name="P28"><text:span text:style-name="T13">Shouldn't really be here. <text:s/>Maybe in the CAN section. <text:s/></text:span></text:p></text:list-item></text:list></office:annotation>The datagram protocol on CAN links uses the same structure as the common protocol, except for the need to split the message into frames.<office:annotation-end office:name="__Annotation__25633_1289875315"/></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5">It is</text:span> expected that two documents will be read together.</text:p>
      <text:h text:style-name="Heading_20_2" text:outline-level="2">Introduction</text:h>
      <text:p text:style-name="Standard">[Intentionally left blank]</text:p>
      <text:h text:style-name="Heading_20_2" text:outline-level="2">Intended Use</text:h>
      <text:p text:style-name="Standard">[Intentionally left blank]</text:p>
      <text:h text:style-name="Heading_20_2" text:outline-level="2">References and Context</text:h>
      <text:p text:style-name="Standard">For more information on format and presentation, see: </text:p>
      <text:list xml:id="list1834679971449921870" text:style-name="L12">
        <text:list-item>
          <text:p text:style-name="P20">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text:soft-page-break/>The datagram Content ID in the 1<text:span text:style-name="T8">st</text:span> byte of the datagram content is meant to make it easier for node software to sort out how to handle individual datagrams. <text:s/>This makes it possible for multiple protocols to be using datagrams to communicate between two nodes independently. <text:s/>The figure shows an example of that.</text:p>
      <text:p text:style-name="Caption"><draw:frame draw:style-name="fr2" draw:name="graphics2" text:anchor-type="paragraph" svg:width="5.5047in" svg:height="4.4681in" draw:z-index="15"><draw:image xlink:href="../mscgen/DatagramType.png" xlink:type="simple" xlink:show="embed" xlink:actuate="onLoad"/></draw:frame>Datagram type allows general datagram handler to dispatch datagrams to proper handlers without having to track conversation state or understand details of datagram-using protocols.</text:p>
      <text:p text:style-name="Standard">Note that zero-length datagrams are valid. They don't contain a Content ID, so can only be used in certain circumstances.</text:p>
      <text:h text:style-name="Heading_20_3" text:outline-level="3">Datagram Received OK</text:h>
      <text:p text:style-name="Standard">This is an addressed message. The destination address (full Node ID or alias) can be taken directly from the received Datagram Content message.</text:p>
      <text:p text:style-name="Standard">Nodes are required to handle a missing Datagram Received OK flag byte for backwards compatibility.</text:p>
      <text:p text:style-name="Standard">When a datagram contains a command within some higher-level protocol, it's very convenient to have a way to signify success of that operation without having to send an additional datagram as a reply. <text:s/>The Reply Pending bit can be used to <office:annotation office:name="__Annotation__25635_1289875315"><dc:creator>David P Harris</dc:creator><dc:date>2015-02-15T22:37:03.114243000</dc:date><text:list text:style-name=""><text:list-item><text:p text:style-name="P28"><text:span text:style-name="T13">do</text:span></text:p></text:list-item></text:list></office:annotation>to<office:annotation-end office:name="__Annotation__25635_1289875315"/> that. <text:s/><office:annotation office:name="__Annotation__25636_1289875315"><dc:creator>David P Harris</dc:creator><dc:date>2015-02-15T22:37:24.364846000</dc:date><text:list text:continue-numbering="true" text:style-name=""><text:list-item><text:p text:style-name="P28"><text:span text:style-name="T13">This is</text:span></text:p></text:list-item></text:list></office:annotation>It's<office:annotation-end office:name="__Annotation__25636_1289875315"/> not understood in any way <text:span text:style-name="T5">by the datagram protocol itself, just passed through. Some possible approaches include:</text:span></text:p>
      <text:list xml:id="list8164602110548512500" text:style-name="L13">
        <text:list-item>
          <text:p text:style-name="P21">Don't use it at all. There are no replies to operations.</text:p>
        </text:list-item>
        <text:list-item>
          <text:p text:style-name="P21">Don't use it at all. Each operation consists of a command datagram, and some other message or datagram in reply.</text:p>
        </text:list-item>
        <text:list-item>
          <text:p text:style-name="P21"><text:soft-page-break/>When the operation usually succeeds immediately, that success can be signaled by the Datagram Received OK message. <text:s/>Delayed success or failure can then be signaled by Datagram Received OK with the Reply Pending bit set, followed by a later datagram or message that carries the completion message. <text:s/>The Reply Pending bit then tells the datagram originator whether the operation is done, or whether it needs to wait for a further reply.</text:p>
        </text:list-item>
      </text:list>
      <text:p text:style-name="P13">The Timeout Value field can be used by higher-level protocols to provide feedback on how long an operation will take. <text:s/>This could be used to provide a progress indic<text:span text:style-name="T10">a</text:span>tor or trip an error recovery operation when needed. A zero value, the default with nothing is provided, means no information. The higher level protocol that defines use of the datagram should define how to recover from timeout errors.</text:p>
      <text:h text:style-name="Heading_20_3" text:outline-level="3">Datagram Rejected</text:h>
      <text:p text:style-name="Standard">This is an addressed message. The destination address (full Node ID <office:annotation office:name="__Annotation__25637_1289875315"><dc:creator>David P Harris</dc:creator><dc:date>2015-02-15T22:38:44.239185000</dc:date><text:list text:style-name=""><text:list-item><text:p text:style-name="P28"><text:span text:style-name="T13">I don't think we should mention aliases … this is the Common Definition part of the document. <text:s/>. <text:s/></text:span></text:p></text:list-item></text:list></office:annotation>or alias)<office:annotation-end office:name="__Annotation__25637_1289875315"/>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5">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501554292703023628" text:style-name="L14">
        <text:list-item>
          <text:p text:style-name="P23">“Permanent error” — This node does not process datagrams, will not accept a datagram from this source, or for some other reason will not ever be able to accept this particular datagram. The datagram should not be retransmitted.</text:p>
        </text:list-item>
        <text:list-item>
          <text:p text:style-name="P23">“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5">the</text:span> error, but this is an undesirable case.</text:p>
      <text:p text:style-name="Standard">Optionally, the node can mark the reply with one or more of several conditions:</text:p>
      <text:p text:style-name="Standard">“Source not permitted” — Datagrams from this source will never be accepted. Generally, this flag is only meaningful in conjunction with the “Permanent Error” flag, as there is no sense in retransmission in this context. This flag might be used to indicate that a receiving node is only willing to establish a connection with an exclusive set of nodes that doesn't include the sender.</text:p>
      <text:p text:style-name="Standard">“Datagrams not accepted” — This node will not accept datagrams of <text:span text:style-name="T5">this</text:span> type under any circumstance. If the node implements the Datagram Transport protocol, it should use this to reject datagrams that it cannot process because they are of an unknown type. Rejecting the interaction with an Optional Interaction Rejected message (see “OpenLCB Message Network Standard<office:annotation office:name="__Annotation__25638_1289875315"><dc:creator>David P Harris</dc:creator><dc:date>2015-02-15T22:40:17.369054000</dc:date><text:list text:style-name=""><text:list-item><text:p text:style-name="P28"><text:span text:style-name="T13">Is quoting necessary?</text:span></text:p></text:list-item></text:list></office:annotation>”)<office:annotation-end office:name="__Annotation__25638_1289875315"/> should only be used by nodes that don't implement the Datagram Transport protocol because it carries the notion that the Datagram Protocol isn't supported.</text:p>
      <text:p text:style-name="Standard"><text:soft-page-break/>“Transport Error” — Something appears to have gone wrong between the sender and the recipient, perhaps because the recipient received datagram fragments out of order, or a sequence of datagrams was received out of order (at the application layer). This error flag does not by itself imply that the sender should retransmit; rather, this flag is be combined with the “Resend OK” flag to explicitly request retransmission.</text:p>
      <text:p text:style-name="Standard">“Buffer shortage” - The node wasn't able to receive the datagram because of a shortage of buffers. This can happen during normal operation due to overlapping traffic to a node. Setting this bit helps diagnose when datagram traffic is overwhelming the node's ability to buffer and process it </text:p>
      <text:p text:style-name="Standard">“Out of Order” - Should not happen, but an internal inconsistency was found in the OpenLCB message sequence and/or in the CAN frames making up a datagram. This is probably a subset of <text:span text:style-name="T5">the</text:span> Transport error cases.</text:p>
      <text:p text:style-name="Standard">The bits <text:span text:style-name="T11">0-3</text:span> can be used for code for <text:span text:style-name="T5">the</text:span> specific condition that lead the receiving node to reject the Datagram Content message. <text:s/>This is a good idea, because it helps debug persistent problems. <text:s/>Node manufacturers should make the definition of those codes available in documentation, but that's not required by the Standard.</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p>
      <text:h text:style-name="Heading_20_2" text:outline-level="2">Interactions</text:h>
      <text:p text:style-name="Standard">A datagram is just a single message containing the Datagram MTI and the data byte(s). There is a convention for a data format indicator (Content ID) at the start of the data bytes for use with application layer protocols transported over datagrams, see Section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here's no requirement for a specific response to out-of-spec Datagram Content messages. If a node receives out-of-spec datagram messages, such as one with too many byte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text:soft-page-break/><text:span text:style-name="T12">Adaptation to</text:span> CAN Transport</text:h>
      <text:h text:style-name="Heading_20_3" text:outline-level="3">CAN Message Formats</text:h>
      <text:p text:style-name="Standard">For CAN, the Datagram Content <office:annotation office:name="__Annotation__25639_1289875315"><dc:creator>David P Harris</dc:creator><dc:date>2015-02-15T22:41:59.096530000</dc:date><text:list text:continue-numbering="true" text:style-name=""><text:list-item><text:p text:style-name="P28"><text:span text:style-name="T13">delete ??</text:span></text:p></text:list-item></text:list></office:annotation>message<office:annotation-end office:name="__Annotation__25639_1289875315"/>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list xml:id="list4584945137392947576" text:style-name="L15">
        <text:list-item>
          <text:p text:style-name="P24">CAN-Datagram Content Single Frame — Note that zero-length datagrams are valid.</text:p>
        </text:list-item>
        <text:list-item>
          <text:p text:style-name="P24">CAN-Datagram Content First Frame — Note that there's no requirement that this contain 8 bytes. This is to keep the total number of frames in a Datagram Content message bounded.</text:p>
        </text:list-item>
        <text:list-item>
          <text:p text:style-name="P24">CAN-Datagram Content Middle Frame — Note that there's no requirement that this contain 8 bytes. It cannot be empty, though.</text:p>
        </text:list-item>
        <text:list-item>
          <text:p text:style-name="P24">CAN-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5">at their destination node C. <text:s/>Datagram implementations need to track this in their internal state. <text:s/>Approaches include:</text:span></text:p>
      <text:list xml:id="list5160436493062623200" text:style-name="L16">
        <text:list-item>
          <text:p text:style-name="P22">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22">Having multiple buffers in which the datagrams are separately accumulated.</text:p>
        </text:list-item>
      </text:list>
      <text:p text:style-name="P13">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5">that</text:span> says that CAN frames <text:span text:style-name="T5">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text:soft-page-break/>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5">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with or without “Transport error” and/or “Out of order”, or simply ignore the message entirely.</text:p>
      <text:p text:style-name="Standard">Notice, however, that receiving a second valid datagram sequence from yet another node while receiving one (or more) that fills the local buffers is <text:span text:style-name="T7">not</text:span> an out-of-spec condition, and the protocol defines exactly how the node is to react. There's no flexibility in this case. The receiving node <text:span text:style-name="T4">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4517773998951162767" text:style-name="L17">
        <text:list-item>
          <text:p text:style-name="P25">Memory configuration: Simple one-value reads and writes of configuration data are one-to-one operations that need to exchange 4-8-16-32 bytes of data.</text:p>
        </text:list-item>
        <text:list-item>
          <text:p text:style-name="P25"><text:soft-page-break/>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5">RFID: RFID tags carry 40-64 bits of payload. Adding in some status and location information, reporting a RFID tag requires a 8-16 byte payload, and that's likely to grow in the future.<office:annotation><dc:creator>David P Harris</dc:creator><dc:date>2015-02-15T22:43:35.281098000</dc:date><text:list text:style-name=""><text:list-item><text:p text:style-name="P28"><text:span text:style-name="T13">Might add Railcom as an example, too. <text:s/></text:span></text:p></text:list-item></text:list></office:annotation></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5">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Standard"/>
      <text:p text:style-name="Standard"><draw:frame draw:style-name="fr3" draw:name="graphics5" text:anchor-type="char" svg:width="5.8252in" svg:height="4.602in" draw:z-index="17"><draw:image xlink:href="../mscgen/DatagramOK.png" xlink:type="simple" xlink:show="embed" xlink:actuate="onLoad"/></draw:frame><text:soft-page-break/></text:p>
      <text:p text:style-name="P10">Transferring a datagram using three CAN frames. Note buffering.</text:p>
      <text:p text:style-name="Caption"/>
      <text:h text:style-name="Heading_20_3" text:outline-level="3">Short CAN datagram case</text:h>
      <text:p text:style-name="P9"><text:tab/>Datagram Only Frame →</text:p>
      <text:p text:style-name="P12"><text:tab/>← Datagram Received OK</text:p>
      <text:h text:style-name="Heading_20_3" text:outline-level="3">Rejected short CAN datagram case</text:h>
      <text:p text:style-name="Standard">Even a short datagram can be rejected with a “Resend OK” if there's, e.g. a shortage of buffers:</text:p>
      <text:p text:style-name="P9"><text:tab/>Datagram Only Frame →</text:p>
      <text:p text:style-name="P12"><text:tab/>← Datagram Rejected, Resend OK</text:p>
      <text:h text:style-name="Heading_20_3" text:outline-level="3"><text:soft-page-break/>Rejected interleaved CAN datagram case</text:h>
      <text:p text:style-name="Standard"><draw:frame draw:style-name="fr4" draw:name="graphics3" text:anchor-type="paragraph" svg:width="4.95in" svg:height="7.8799in" draw:z-index="16"><draw:image xlink:href="../mscgen/DatagramInterleave.png" xlink:type="simple" xlink:show="embed" xlink:actuate="onLoad"/></draw:frame></text:p>
      <text:p text:style-name="Standard">Example of a node receiving two overlapping datagrams, rejecting one, <text:span text:style-name="T5">and</text:span> then receiving the retransmission.</text:p>
      <text:h text:style-name="Heading_20_3" text:outline-level="3"><text:soft-page-break/>Command/Reply Example</text:h>
      <text:p text:style-name="P9"><text:tab/>Command Datagram →</text:p>
      <text:p text:style-name="P9"><text:tab/>← Datagram Received OK</text:p>
      <text:p text:style-name="P9"><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9"><text:tab/>Command Datagram →</text:p>
      <text:p text:style-name="P9"><text:tab/>← Datagram Received OK</text:p>
      <text:p text:style-name="P9"><text:tab/>← Reply Datagram</text:p>
      <text:p text:style-name="P9"><text:tab/>Command Datagram →</text:p>
      <text:p text:style-name="P9"><text:tab/>Datagram Received OK →</text:p>
      <text:p text:style-name="P9"><text:tab/>← Datagram Received OK</text:p>
      <text:p text:style-name="P9"><text:tab/>← Reply Datagram</text:p>
      <text:p text:style-name="Standard"><text:tab/>Datagram Received OK →</text:p>
      <text:p text:style-name="Standard">Note that the 2<text:span text:style-name="T6">nd</text:span> command was sent before the reply datagram was sent. This is valid, but nodes with only one buffer may not be able to handle that Read until the transmit buffer has been emptied by an acknowledgement. In that case, the sequence may become, e.g.:</text:p>
      <text:p text:style-name="P9"><text:tab/>Command Datagram →</text:p>
      <text:p text:style-name="P9"><text:tab/>← Datagram Received OK</text:p>
      <text:p text:style-name="P9"><text:tab/>← Reply Datagram</text:p>
      <text:p text:style-name="P9"><text:tab/>Command Datagram →</text:p>
      <text:p text:style-name="P9"><text:tab/>← Datagram Rejected, Resend OK </text:p>
      <text:p text:style-name="P9"><text:tab/>Datagram Received OK →</text:p>
      <text:p text:style-name="P9"><text:tab/>Command Datagram (retransmit) →</text:p>
      <text:p text:style-name="P9"><text:tab/>← Datagram Received OK</text:p>
      <text:p text:style-name="P9"><text:tab/>← Reply Datagram</text:p>
      <text:p text:style-name="Standard"><text:tab/>Datagram Received OK →</text:p>
      <text:p text:style-name="Standard">which is significantly less efficient. Better to send the positive acknowledgement to the read reply datagram before sending the next read command.</text:p>
      <text:h text:style-name="Heading_20_2" text:outline-level="2"><text:bookmark-start text:name="__RefHeading__9244_1759830957"/>Datagram Content<text:bookmark-end text:name="__RefHeading__9244_1759830957"/></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6185316890292948229" text:style-name="L18">
        <text:list-item>
          <text:p text:style-name="P26"><text:soft-page-break/>A one-byte ID field with a central sequential method of assignment. <text:span text:style-name="T5">It is</text:span> called the “Datagram Content ID”. This is small, so doesn't use much space on CAN, but requires central recording of IDs.</text:p>
        </text:list-item>
        <text:list-item>
          <text:p text:style-name="P26">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5">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ing <text:s/>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text:bookmark-ref text:reference-format="chapter" text:ref-name="__RefHeading__9244_1759830957">3.4</text:bookmark-ref> <text:bookmark-ref text:reference-format="text" text:ref-name="__RefHeading__9244_1759830957">Datagram Content</text:bookmark-ref>),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text:soft-page-break/>Future Extensions</text:h>
      <text:h text:style-name="Heading_20_3" text:outline-level="3">Global Datagram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text:s/>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With addressed one-to-one datagrams, 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Once Received OK has been received, the buffer contents are no longer needed and the buffer can be reused.</text:p>
      <text:p text:style-name="Standard">A global datagram protocol is possible where the sending node can decide, on it's own, when it doesn't need to resend the datagram to nodes that were not able to receive it. <text:s/>For example, a node might be looking for some resource by sending a global datagram. <text:s/>It needs only preserve the request until it finds the resource; requests for retransmission that arrives after that can be safely ignored.</text:p>
      <text:p text:style-name="Standard">The remaining question is now the sending node knows <text:span text:style-name="T9">which</text:span> global datagram to retransmit. <text:s/>If it sends global datagram A, then immediately sends global datagram B, it has to know which to resend from just the resend request message (or, if they are idempotent, it could send both, but this gets out of hand). This needs to be built into the datagram protocol extension in a higher-protocol-independent way.</text:p>
      <text:h text:style-name="Heading_20_3" text:outline-level="3">CAN Extensions</text:h>
      <text:p text:style-name="Standard">Although Bosch has proposed a new standard called CAN-FD<text:note text:id="ftn1" text:note-class="footnote"><text:note-citation>1</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command header of 8 bytes on the front of 64 data bytes. Should CAN-FD come into general use, datagrams will just use the longer frames in the current system for breaking Datagram Content messages into <text:s/>segments.</text:p>
      <text:h text:style-name="Heading_20_2" text:outline-level="2"><text:soft-page-break/>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3037823450584558827" text:style-name="L19">
        <text:list-item>
          <text:p text:style-name="P27">Node A creates a datagram for node B in its buffer and starts to send it.</text:p>
        </text:list-item>
        <text:list-item>
          <text:p text:style-name="P27">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5">It is</text:span> therefore easiest for an implementation to provide for two buffers if i<text:span text:style-name="T5">t is</text:span> likely to send and receive datagrams asynchronously.</text:p>
      <text:p text:style-name="Standard">The datagram protocol allows all nodes to reject a datagram when i<text:span text:style-name="T5">t has</text:span> been totally received. CAN and other wire protocols, because they require fragmentation of the datagram into smaller segments, therefore also allow an early rejection of a datagram. This mechanism can help keep buffers clear, but it<text:span text:style-name="T5"> is</text:span> not required that CAN implementations use this mechanism.</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ext:s/>1 Introduction<text:tab/>1</text:p>
          <text:p text:style-name="P15"><text:s/>2 Annotations to the Standard<text:tab/>1</text:p>
          <text:p text:style-name="P18"><text:s/>2.1 Introduction<text:tab/>1</text:p>
          <text:p text:style-name="P18"><text:s/>2.2 Intended Use<text:tab/>1</text:p>
          <text:p text:style-name="P18"><text:s/>2.3 References and Context<text:tab/>1</text:p>
          <text:p text:style-name="P18"><text:s/>2.4  Message Formats<text:tab/>1</text:p>
          <text:p text:style-name="P17"><text:s/>2.4.1 Datagram Content<text:tab/>1</text:p>
          <text:p text:style-name="P17"><text:s/>2.4.2 Datagram Received OK<text:tab/>2</text:p>
          <text:p text:style-name="P17"><text:s/>2.4.3 Datagram Rejected<text:tab/>3</text:p>
          <text:p text:style-name="P16"><text:s/>2.4.3.1 Error Codes<text:tab/>3</text:p>
          <text:p text:style-name="P18"><text:s/>2.5 States<text:tab/>4</text:p>
          <text:p text:style-name="P18"><text:s/>2.6 Interactions<text:tab/>4</text:p>
          <text:p text:style-name="P17"><text:s/>2.6.1 Normal Transmission<text:tab/>4</text:p>
          <text:p text:style-name="P17"><text:s/>2.6.2 Rejected Transmission<text:tab/>4</text:p>
          <text:p text:style-name="P18"><text:s/>2.7 Adaptation to CAN Transport<text:tab/>5</text:p>
          <text:p text:style-name="P17"><text:s/>2.7.1 CAN Message Formats<text:tab/>5</text:p>
          <text:p text:style-name="P17"><text:s/>2.7.2 CAN States<text:tab/>5</text:p>
          <text:p text:style-name="P17"><text:s/>2.7.3 CAN Interactions<text:tab/>5</text:p>
          <text:p text:style-name="P16"><text:s/>2.7.3.1 Normal Transmission<text:tab/>5</text:p>
          <text:p text:style-name="P16"><text:s/>2.7.3.2 Rejected Transmission<text:tab/>6</text:p>
          <text:p text:style-name="P15"><text:s/>3 Background Information<text:tab/>6</text:p>
          <text:p text:style-name="P18"><text:s/>3.1 Use Cases<text:tab/>6</text:p>
          <text:p text:style-name="P18"><text:s/>3.2 Discussion<text:tab/>7</text:p>
          <text:p text:style-name="P18"><text:s/>3.3 Examples<text:tab/>7</text:p>
          <text:p text:style-name="P17"><text:s/>3.3.1 Normal CAN case<text:tab/>7</text:p>
          <text:p text:style-name="P17"><text:s/>3.3.2 Short CAN datagram case<text:tab/>8</text:p>
          <text:p text:style-name="P17"><text:s/>3.3.3 Rejected short CAN datagram case<text:tab/>8</text:p>
          <text:p text:style-name="P17"><text:s/>3.3.4 Rejected interleaved CAN datagram case<text:tab/>9</text:p>
          <text:p text:style-name="P17"><text:s/>3.3.5 Command/Reply Example<text:tab/>10</text:p>
          <text:p text:style-name="P17"><text:s/>3.3.6 Back and Forth Datagram Protocol<text:tab/>10</text:p>
          <text:p text:style-name="P18"><text:s/>3.4 Datagram Content<text:tab/>10</text:p>
          <text:p text:style-name="P18"><text:s/>3.5 Numerology<text:tab/>11</text:p>
          <text:p text:style-name="P18"><text:s/>3.6 Future Extensions<text:tab/>12</text:p>
          <text:p text:style-name="P17"><text:s/>3.6.1 Global Datagrams<text:tab/>12</text:p>
          <text:p text:style-name="P17"><text:s/>3.6.2 CAN Extensions<text:tab/>12</text:p>
          <text:p text:style-name="P18"><text:s/>3.7 Implementation Notes<text:tab/>13</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1in" style:rel-column-width="33934*"/>
    </style:style>
    <style:style style:name="Table1.B" style:family="table-column">
      <style:table-column-properties style:column-width="0.0549in" style:rel-column-width="562*"/>
    </style:style>
    <style:style style:name="Table1.C" style:family="table-column">
      <style:table-column-properties style:column-width="1.5097in" style:rel-column-width="15472*"/>
    </style:style>
    <style:style style:name="Table1.D" style:family="table-column">
      <style:table-column-properties style:column-width="1.5188in" style:rel-column-width="1556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OpenLCB-CAN Datagram Transport Technical Note<draw:custom-shape text:anchor-type="char" draw:z-index="1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4</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span text:style-name="Page_20_Number"><text:span text:style-name="MT2"><text:date style:data-style-name="N75" text:date-value="2015-02-15T22:47:11.098589021">Feb 15,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3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5T22:47:11.106560211">Feb 15,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span text:style-name="Page_20_Number"><text:span text:style-name="MT2"><text:date style:data-style-name="N75" text:date-value="2015-02-15T22:47:11.108400877">Feb 15,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Technical Note</dc:title>
    <meta:initial-creator>Alex Shepherd</meta:initial-creator>
    <meta:creation-date>2009-01-22T07:11:27</meta:creation-date>
    <meta:editing-cycles>132</meta:editing-cycles>
    <meta:editing-duration>P1DT34M7S</meta:editing-duration>
    <meta:generator>LibreOffice/4.4.0.3$MacOSX_X86_64 LibreOffice_project/de093506bcdc5fafd9023ee680b8c60e3e0645d7</meta:generator>
    <dc:date>2015-02-15T22:47:10.998816000</dc:date>
    <dc:creator>David P Harris</dc:creator>
    <meta:printed-by>Bob Jacobsen</meta:printed-by>
    <meta:print-date>2013-04-13T07:58:02</meta:print-date>
    <meta:document-statistic meta:table-count="1" meta:image-count="4" meta:object-count="0" meta:page-count="14" meta:paragraph-count="201" meta:word-count="4766" meta:character-count="28909" meta:non-whitespace-character-count="24211"/>
    <meta:user-defined meta:name="Info 1"/>
    <meta:user-defined meta:name="Info 2"/>
    <meta:user-defined meta:name="Info 3"/>
    <meta:user-defined meta:name="Info 4"/>
  </office:meta>
</office:document-meta>
</file>